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Buses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0.95">
            <text:p>0.95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0.95">
            <text:p>0.95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</table:table>
      <table:table table:name="Lines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 office:value-type="float" office:value="0.55">
            <text:p>0.55</text:p>
          </table:table-cell>
          <table:table-cell office:value-type="float" office:value="0.0">
            <text:p/>
          </table:table-cell>
          <table:table-cell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02065">
            <text:p>0.02065</text:p>
          </table:table-cell>
          <table:table-cell office:value-type="float" office:value="0.0286">
            <text:p>0.0286</text:p>
          </table:table-cell>
          <table:table-cell office:value-type="float" office:value="4.04267e-05">
            <text:p>4.04267e-05</text:p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035625">
            <text:p>0.035625</text:p>
          </table:table-cell>
          <table:table-cell office:value-type="float" office:value="0.58375">
            <text:p>0.58375</text:p>
          </table:table-cell>
          <table:table-cell office:value-type="float" office:value="0.0">
            <text:p/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.0">
            <text:p>1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014367347">
            <text:p>0.014367347</text:p>
          </table:table-cell>
          <table:table-cell office:value-type="float" office:value="0.009795918">
            <text:p>0.009795918</text:p>
          </table:table-cell>
          <table:table-cell office:value-type="float" office:value="0.00077175">
            <text:p>0.00077175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.014367347">
            <text:p>0.014367347</text:p>
          </table:table-cell>
          <table:table-cell office:value-type="float" office:value="0.009795918">
            <text:p>0.009795918</text:p>
          </table:table-cell>
          <table:table-cell office:value-type="float" office:value="0.00077175">
            <text:p>0.00077175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07875">
            <text:p>0.07875</text:p>
          </table:table-cell>
          <table:table-cell office:value-type="float" office:value="0.875">
            <text:p>0.875</text:p>
          </table:table-cell>
          <table:table-cell office:value-type="float" office:value="0.0">
            <text:p/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1.0">
            <text:p>1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60">
            <text:p>-360</text:p>
          </table:table-cell>
          <table:table-cell office:value-type="float" office:value="360">
            <text:p>360</text:p>
          </table:table-cell>
        </table:table-row>
      </table:table>
      <table:table table:name="Base_MVA">
        <table:table-row>
          <table:table-cell table:style-name="pd1" office:value-type="string" office:value="base_MVA">
            <text:p>base_MVA</text:p>
          </table:table-cell>
        </table:table-row>
        <table:table-row>
          <table:table-cell office:value-type="float" office:value="100">
            <text:p>100</text:p>
          </table:table-cell>
        </table:table-row>
      </table:table>
      <table:table table:name="Gens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0">
            <text:p>40</text:p>
          </table:table-cell>
          <table:table-cell office:value-type="float" office:value="-40">
            <text:p>-40</text:p>
          </table:table-cell>
          <table:table-cell office:value-type="float" office:value="1.05">
            <text:p>1.0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-40">
            <text:p>-4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oads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d">
            <text:p>Pd</text:p>
          </table:table-cell>
          <table:table-cell table:style-name="pd1" office:value-type="string" office:value="Qd">
            <text:p>Qd</text:p>
          </table:table-cell>
          <table:table-cell table:style-name="pd1" office:value-type="string" office:value="Gs">
            <text:p>Gs</text:p>
          </table:table-cell>
          <table:table-cell table:style-name="pd1" office:value-type="string" office:value="Bs">
            <text:p>Bs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